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64" calcext:value-type="float">
            <text:p>1564</text:p>
          </table:table-cell>
          <table:table-cell table:style-name="ce7" table:formula="of:=COUNTIF([.B7:.B999998];&quot;X&quot;)" office:value-type="float" office:value="1365" calcext:value-type="float">
            <text:p>1365</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9" calcext:value-type="float">
            <text:p>179</text:p>
          </table:table-cell>
          <table:table-cell table:style-name="ce25" table:formula="of:=SUM([.B2:.F2])" office:value-type="float" office:value="1668" calcext:value-type="float">
            <text:p>166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3" table:number-rows-repeated="1047005">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25">00/00/0000</text:date>, <text:time style:data-style-name="N2" text:time-value="21:41:15.24523167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3-25T21:41:49.816807936</dc:date>
    <meta:editing-duration>P1DT16H7M29S</meta:editing-duration>
    <meta:editing-cycles>1562</meta:editing-cycles>
    <meta:document-statistic meta:table-count="1" meta:cell-count="9451" meta:object-count="0"/>
  </office:meta>
</office:document-meta>
</file>